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2.4285in"/>
    </style:style>
    <style:style style:name="Table1.B" style:family="table-column">
      <style:table-column-properties style:column-width="1.6389in"/>
    </style:style>
    <style:style style:name="Table1.C" style:family="table-column">
      <style:table-column-properties style:column-width="2.857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3">
      <style:paragraph-properties fo:margin-top="0in" fo:margin-bottom="0in"/>
    </style:style>
    <style:style style:name="P23" style:family="paragraph" style:parent-style-name="Text_20_body" style:list-style-name="L4">
      <style:paragraph-properties fo:margin-top="0in" fo:margin-bottom="0in"/>
    </style:style>
    <style:style style:name="P24" style:family="paragraph" style:parent-style-name="Text_20_body" style:list-style-name="L5">
      <style:paragraph-properties fo:margin-top="0in" fo:margin-bottom="0in"/>
    </style:style>
    <style:style style:name="P25" style:family="paragraph" style:parent-style-name="Text_20_body" style:list-style-name="L6">
      <style:paragraph-properties fo:margin-top="0in" fo:margin-bottom="0in"/>
    </style:style>
    <style:style style:name="P26" style:family="paragraph" style:parent-style-name="Text_20_body" style:list-style-name="L7">
      <style:paragraph-properties fo:margin-top="0in" fo:margin-bottom="0in"/>
    </style:style>
    <style:style style:name="P27" style:family="paragraph" style:parent-style-name="Text_20_body" style:list-style-name="L8">
      <style:paragraph-properties fo:margin-top="0in" fo:margin-bottom="0in"/>
    </style:style>
    <style:style style:name="P28" style:family="paragraph" style:parent-style-name="Text_20_body" style:list-style-name="L9">
      <style:paragraph-properties fo:margin-top="0in" fo:margin-bottom="0in"/>
    </style:style>
    <style:style style:name="P29" style:family="paragraph" style:parent-style-name="Text_20_body" style:list-style-name="L10">
      <style:paragraph-properties fo:margin-top="0in" fo:margin-bottom="0in"/>
    </style:style>
    <style:style style:name="P30" style:family="paragraph" style:parent-style-name="Text_20_body" style:list-style-name="L12">
      <style:paragraph-properties fo:margin-top="0in" fo:margin-bottom="0in"/>
    </style:style>
    <style:style style:name="P31" style:family="paragraph" style:parent-style-name="Text_20_body" style:list-style-name="L13">
      <style:paragraph-properties fo:margin-top="0in" fo:margin-bottom="0in"/>
    </style:style>
    <style:style style:name="P32" style:family="paragraph" style:parent-style-name="Text_20_body" style:list-style-name="L14">
      <style:paragraph-properties fo:margin-top="0in" fo:margin-bottom="0in"/>
    </style:style>
    <style:style style:name="P33" style:family="paragraph" style:parent-style-name="Text_20_body" style:list-style-name="L15">
      <style:paragraph-properties fo:margin-top="0in" fo:margin-bottom="0in"/>
    </style:style>
    <style:style style:name="P34" style:family="paragraph" style:parent-style-name="Text_20_body" style:list-style-name="L16">
      <style:paragraph-properties fo:margin-top="0in" fo:margin-bottom="0in"/>
    </style:style>
    <style:style style:name="P35" style:family="paragraph" style:parent-style-name="Text_20_body" style:list-style-name="L17">
      <style:paragraph-properties fo:margin-top="0in" fo:margin-bottom="0in"/>
    </style:style>
    <style:style style:name="P36" style:family="paragraph" style:parent-style-name="Text_20_body" style:list-style-name="L18">
      <style:paragraph-properties fo:margin-top="0in" fo:margin-bottom="0in"/>
    </style:style>
    <style:style style:name="P37" style:family="paragraph" style:parent-style-name="Text_20_body" style:list-style-name="L19">
      <style:paragraph-properties fo:margin-top="0in" fo:margin-bottom="0in"/>
    </style:style>
    <style:style style:name="T1" style:family="text">
      <style:text-properties fo:font-size="22pt" style:font-size-asian="22pt" style:font-size-complex="22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Strong_20_Emphasis"><text:span text:style-name="T1">Data Science &amp; Machine Learning Guide: </text:span></text:span></text:p>
      <text:p text:style-name="P1"><text:span text:style-name="Strong_20_Emphasis"><text:span text:style-name="T1">Best Practices</text:span></text:span></text:p>
      <text:p text:style-name="Text_20_body"/>
      <text:p text:style-name="Text_20_body">Data Science and Machine Learning (ML) involve structured steps to extract insights, discover patterns, and build predictive models from various types of data. Here's a comprehensive guide to navigate through the process, including best practices at each stage.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1. Understanding the Problem<text:tab/>1</text:p>
          <text:p text:style-name="P4">2. Data Collection<text:tab/>1</text:p>
          <text:p text:style-name="P4">3. Data Exploration and Preprocessing<text:tab/>2</text:p>
          <text:p text:style-name="P4">4. Data Partitioning<text:tab/>3</text:p>
          <text:p text:style-name="P4">5. Choosing the Correct Algorithm<text:tab/>3</text:p>
          <text:p text:style-name="P4">6. Common Algorithms and When to Use Them<text:tab/>3</text:p>
          <text:p text:style-name="P4">7. Model Training and Validation<text:tab/>4</text:p>
          <text:p text:style-name="P4">8. Deployment and Monitoring<text:tab/>4</text:p>
          <text:p text:style-name="P4">9. Continuous Learning and Maintenance<text:tab/>4</text:p>
          <text:p text:style-name="P4">Summary Workflow<text:tab/>5</text:p>
        </text:index-body>
      </text:table-of-content>
      <text:p text:style-name="Standard"/>
      <text:p text:style-name="Standard"/>
      <text:h text:style-name="Heading_20_1" text:outline-level="1"><text:span text:style-name="Strong_20_Emphasis">1. Understanding the Problem</text:span></text:h>
      <text:p text:style-name="Text_20_body"><text:span text:style-name="Strong_20_Emphasis">Key Questions:</text:span></text:p>
      <text:list xml:id="list7105272771377627170" text:style-name="L3">
        <text:list-item>
          <text:p text:style-name="P22">What problem am I trying to solve? (e.g., Classification, Regression, Clustering)</text:p>
        </text:list-item>
        <text:list-item>
          <text:p text:style-name="P22">Am I looking for patterns, forecasting, predicting outcomes, or gaining insights?</text:p>
        </text:list-item>
        <text:list-item>
          <text:p text:style-name="P5">What business or research objective drives the project?</text:p>
        </text:list-item>
      </text:list>
      <text:p text:style-name="Text_20_body"><text:span text:style-name="Strong_20_Emphasis">Deliverables:</text:span></text:p>
      <text:list xml:id="list2907726735854745104" text:style-name="L4">
        <text:list-item>
          <text:p text:style-name="P23">Clearly define the problem statement.</text:p>
        </text:list-item>
        <text:list-item>
          <text:p text:style-name="P6">Identify success metrics (e.g., accuracy, precision, recall, ROI).</text:p>
        </text:list-item>
      </text:list>
      <text:p text:style-name="Standard"/>
      <text:p text:style-name="Standard"/>
      <text:h text:style-name="Heading_20_1" text:outline-level="1"><text:span text:style-name="Strong_20_Emphasis">2. Data Collection</text:span></text:h>
      <text:p text:style-name="Text_20_body"><text:span text:style-name="Strong_20_Emphasis">Sources of Data:</text:span></text:p>
      <text:list xml:id="list626266117644080562" text:style-name="L5">
        <text:list-item>
          <text:p text:style-name="P24"><text:span text:style-name="Strong_20_Emphasis">Structured:</text:span> Databases, spreadsheets, APIs.</text:p>
        </text:list-item>
        <text:list-item>
          <text:p text:style-name="P24"><text:span text:style-name="Strong_20_Emphasis">Unstructured:</text:span> Text, images, audio, videos.</text:p>
        </text:list-item>
        <text:list-item>
          <text:p text:style-name="P24"><text:span text:style-name="Strong_20_Emphasis">Semi-Structured:</text:span> Logs, JSON, XML.</text:p>
        </text:list-item>
        <text:list-item>
          <text:p text:style-name="P24"><text:soft-page-break/><text:span text:style-name="Strong_20_Emphasis">Sensors/IoT:</text:span> Continuous streams of telemetry or environmental data.</text:p>
        </text:list-item>
        <text:list-item>
          <text:p text:style-name="P7"><text:span text:style-name="Strong_20_Emphasis">Web Scraping:</text:span> Extracting data from websites.</text:p>
        </text:list-item>
      </text:list>
      <text:p text:style-name="Text_20_body"><text:span text:style-name="Strong_20_Emphasis">Types of Data:</text:span></text:p>
      <text:list xml:id="list7746646503672148745" text:style-name="L6">
        <text:list-item>
          <text:p text:style-name="P25"><text:span text:style-name="Strong_20_Emphasis">Continuous:</text:span> Numerical values (e.g., temperature, sales).</text:p>
        </text:list-item>
        <text:list-item>
          <text:p text:style-name="P25"><text:span text:style-name="Strong_20_Emphasis">Ordinal:</text:span> Ordered categories (e.g., ratings: poor, fair, good).</text:p>
        </text:list-item>
        <text:list-item>
          <text:p text:style-name="P25"><text:span text:style-name="Strong_20_Emphasis">Categorical:</text:span> Labels without order (e.g., colors: red, blue).</text:p>
        </text:list-item>
        <text:list-item>
          <text:p text:style-name="P25"><text:span text:style-name="Strong_20_Emphasis">Time Series:</text:span> Sequential data over time (e.g., stock prices).</text:p>
        </text:list-item>
        <text:list-item>
          <text:p text:style-name="P25"><text:span text:style-name="Strong_20_Emphasis">Text Data:</text:span> Sentences, paragraphs, keywords.</text:p>
        </text:list-item>
        <text:list-item>
          <text:p text:style-name="P8"><text:span text:style-name="Strong_20_Emphasis">Image Data:</text:span> Pixels and metadata.</text:p>
        </text:list-item>
      </text:list>
      <text:p text:style-name="Text_20_body"><text:span text:style-name="Strong_20_Emphasis">Best Practices:</text:span></text:p>
      <text:list xml:id="list304173346058193463" text:style-name="L7">
        <text:list-item>
          <text:p text:style-name="P26">Validate data sources for reliability.</text:p>
        </text:list-item>
        <text:list-item>
          <text:p text:style-name="P26">Check ethical and legal considerations (e.g., GDPR, HIPAA compliance).</text:p>
        </text:list-item>
        <text:list-item>
          <text:p text:style-name="P9">Automate data extraction pipelines where feasible.</text:p>
        </text:list-item>
      </text:list>
      <text:p text:style-name="Standard"/>
      <text:p text:style-name="Standard"/>
      <text:h text:style-name="Heading_20_1" text:outline-level="1"><text:span text:style-name="Strong_20_Emphasis">3. Data Exploration and Preprocessing</text:span></text:h>
      <text:p text:style-name="Text_20_body"><text:span text:style-name="Strong_20_Emphasis">Objectives:</text:span></text:p>
      <text:list xml:id="list1175472425071072347" text:style-name="L8">
        <text:list-item>
          <text:p text:style-name="P27">Understand the data’s structure, quality, and distribution.</text:p>
        </text:list-item>
        <text:list-item>
          <text:p text:style-name="P10">Handle missing values, duplicates, and anomalies.</text:p>
        </text:list-item>
      </text:list>
      <text:p text:style-name="Text_20_body"><text:span text:style-name="Strong_20_Emphasis">Key Techniques:</text:span></text:p>
      <text:list xml:id="list493576759565199533" text:style-name="L9">
        <text:list-item>
          <text:p text:style-name="P28"><text:span text:style-name="Strong_20_Emphasis">Exploratory Data Analysis (EDA):</text:span></text:p>
          <text:list>
            <text:list-item>
              <text:p text:style-name="P28">Use visualization tools (e.g., histograms, scatter plots, boxplot, heatmaps).</text:p>
            </text:list-item>
            <text:list-item>
              <text:p text:style-name="P28">Calculate summary statistics (mean, median, standard deviation).</text:p>
            </text:list-item>
          </text:list>
        </text:list-item>
        <text:list-item>
          <text:p text:style-name="P28"><text:span text:style-name="Strong_20_Emphasis">Data Cleaning:</text:span></text:p>
          <text:list>
            <text:list-item>
              <text:p text:style-name="P28">Handle missing values (imputation or deletion).</text:p>
            </text:list-item>
            <text:list-item>
              <text:p text:style-name="P28">Remove duplicates and irrelevant features, outliers.</text:p>
            </text:list-item>
          </text:list>
        </text:list-item>
        <text:list-item>
          <text:p text:style-name="P28"><text:span text:style-name="Strong_20_Emphasis">Feature Engineering:</text:span></text:p>
          <text:list>
            <text:list-item>
              <text:p text:style-name="P28">Create new features (e.g., combining date/time into seasonal trends).</text:p>
            </text:list-item>
            <text:list-item>
              <text:p text:style-name="P28">Encode categorical data (e.g., one-hot encoding, label encoding).</text:p>
            </text:list-item>
          </text:list>
        </text:list-item>
        <text:list-item>
          <text:p text:style-name="P28"><text:span text:style-name="Strong_20_Emphasis">Standardization &amp; Normalization:</text:span></text:p>
          <text:list>
            <text:list-item>
              <text:p text:style-name="P28">Scale continuous data (e.g., Min-Max scaling, z-score normalization).</text:p>
            </text:list-item>
            <text:list-item>
              <text:p text:style-name="P11">Normalize text data (e.g., stemming, lemmatization).</text:p>
            </text:list-item>
          </text:list>
        </text:list-item>
      </text:list>
      <text:p text:style-name="Text_20_body"><text:span text:style-name="Strong_20_Emphasis">Tools:</text:span></text:p>
      <text:list xml:id="list3226551135614852300" text:style-name="L10">
        <text:list-item>
          <text:p text:style-name="P29"><text:span text:style-name="Strong_20_Emphasis">Pandas</text:span> for structured data manipulation.</text:p>
        </text:list-item>
        <text:list-item>
          <text:p text:style-name="P29"><text:span text:style-name="Strong_20_Emphasis">Numpy</text:span> for numerical operations.</text:p>
        </text:list-item>
        <text:list-item>
          <text:p text:style-name="P12"><text:span text:style-name="Strong_20_Emphasis">Matplotlib/Seaborn</text:span> for visualization.</text:p>
        </text:list-item>
      </text:list>
      <text:p text:style-name="Standard"/>
      <text:p text:style-name="Standard"/>
      <text:h text:style-name="Heading_20_1" text:outline-level="1"><text:soft-page-break/><text:span text:style-name="Strong_20_Emphasis">4. Data Partitioning</text:span></text:h>
      <text:p text:style-name="Text_20_body"><text:span text:style-name="Strong_20_Emphasis">Objective:</text:span></text:p>
      <text:list xml:id="list1296300128581631094" text:style-name="L11">
        <text:list-item>
          <text:p text:style-name="P13">Split the data into training, validation, and testing subsets to evaluate model performance.</text:p>
        </text:list-item>
      </text:list>
      <text:p text:style-name="Text_20_body"><text:span text:style-name="Strong_20_Emphasis">Approach:</text:span></text:p>
      <text:list xml:id="list3900564061760438581" text:style-name="L12">
        <text:list-item>
          <text:p text:style-name="P30"><text:span text:style-name="Strong_20_Emphasis">Train-Test Split:</text:span> Typically 70-80% for training, 20-30% for testing.</text:p>
        </text:list-item>
        <text:list-item>
          <text:p text:style-name="P14"><text:span text:style-name="Strong_20_Emphasis">Cross-Validation:</text:span> Use k-fold cross-validation for robust evaluation.</text:p>
        </text:list-item>
      </text:list>
      <text:p text:style-name="Standard"/>
      <text:p text:style-name="Standard"/>
      <text:h text:style-name="Heading_20_1" text:outline-level="1"><text:span text:style-name="Strong_20_Emphasis">5. Choosing the Correct Algorithm</text:span></text:h>
      <text:p text:style-name="Text_20_body"><text:span text:style-name="Strong_20_Emphasis">Categories of Machine Learning:</text:span></text:p>
      <text:list xml:id="list5965793105449951214" text:style-name="L13">
        <text:list-item>
          <text:p text:style-name="P15"><text:span text:style-name="Strong_20_Emphasis">Supervised Learning:</text:span></text:p>
          <text:list>
            <text:list-item>
              <text:p text:style-name="P31">Labeled data; learn input-output relationships.</text:p>
            </text:list-item>
            <text:list-item>
              <text:p text:style-name="P31"><text:span text:style-name="Strong_20_Emphasis">Examples:</text:span></text:p>
              <text:list>
                <text:list-item>
                  <text:p text:style-name="P31">Regression (e.g., predicting house prices)</text:p>
                </text:list-item>
                <text:list-item>
                  <text:p text:style-name="P31">Classification (e.g., spam detection)</text:p>
                </text:list-item>
              </text:list>
            </text:list-item>
          </text:list>
        </text:list-item>
        <text:list-item>
          <text:p text:style-name="P15"><text:span text:style-name="Strong_20_Emphasis">Unsupervised Learning:</text:span></text:p>
          <text:list>
            <text:list-item>
              <text:p text:style-name="P31">Unlabeled data; discover patterns or groupings.</text:p>
            </text:list-item>
            <text:list-item>
              <text:p text:style-name="P31"><text:span text:style-name="Strong_20_Emphasis">Examples:</text:span></text:p>
              <text:list>
                <text:list-item>
                  <text:p text:style-name="P31">Clustering (e.g., customer segmentation)</text:p>
                </text:list-item>
                <text:list-item>
                  <text:p text:style-name="P31">Dimensionality Reduction (e.g., PCA for feature reduction)</text:p>
                </text:list-item>
              </text:list>
            </text:list-item>
          </text:list>
        </text:list-item>
        <text:list-item>
          <text:p text:style-name="P15"><text:span text:style-name="Strong_20_Emphasis">Reinforcement Learning:</text:span></text:p>
          <text:list>
            <text:list-item>
              <text:p text:style-name="P31">Learn optimal strategies via trial and error.</text:p>
            </text:list-item>
            <text:list-item>
              <text:p text:style-name="P15"><text:span text:style-name="Strong_20_Emphasis">Examples:</text:span> Game AI, robotics.</text:p>
            </text:list-item>
          </text:list>
        </text:list-item>
      </text:list>
      <text:p text:style-name="Standard"/>
      <text:p text:style-name="Standard"/>
      <text:h text:style-name="Heading_20_1" text:outline-level="1"><text:span text:style-name="Strong_20_Emphasis">6. Common Algorithms and When to Use Them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"><text:span text:style-name="Strong_20_Emphasis">Algorithm</text:span></text:p>
            </table:table-cell>
            <table:table-cell table:style-name="Table1.A1" office:value-type="string">
              <text:p text:style-name="P3"><text:span text:style-name="Strong_20_Emphasis">Type</text:span></text:p>
            </table:table-cell>
            <table:table-cell table:style-name="Table1.A1" office:value-type="string">
              <text:p text:style-name="P3"><text:span text:style-name="Strong_20_Emphasis">Use Cases</text:span></text:p>
            </table:table-cell>
          </table:table-row>
        </table:table-header-rows>
        <table:table-row>
          <table:table-cell table:style-name="Table1.A1" office:value-type="string">
            <text:p text:style-name="P2"><text:span text:style-name="Strong_20_Emphasis">Linear Regression</text:span></text:p>
          </table:table-cell>
          <table:table-cell table:style-name="Table1.A1" office:value-type="string">
            <text:p text:style-name="P2">Supervised</text:p>
          </table:table-cell>
          <table:table-cell table:style-name="Table1.A1" office:value-type="string">
            <text:p text:style-name="P2">Continuous targets (e.g., price prediction)</text:p>
          </table:table-cell>
        </table:table-row>
        <table:table-row>
          <table:table-cell table:style-name="Table1.A1" office:value-type="string">
            <text:p text:style-name="P2"><text:span text:style-name="Strong_20_Emphasis">Logistic Regression</text:span></text:p>
          </table:table-cell>
          <table:table-cell table:style-name="Table1.A1" office:value-type="string">
            <text:p text:style-name="P2">Supervised</text:p>
          </table:table-cell>
          <table:table-cell table:style-name="Table1.A1" office:value-type="string">
            <text:p text:style-name="P2">Binary classification (e.g., fraud detection)</text:p>
          </table:table-cell>
        </table:table-row>
        <table:table-row>
          <table:table-cell table:style-name="Table1.A1" office:value-type="string">
            <text:p text:style-name="P2"><text:span text:style-name="Strong_20_Emphasis">Decision Trees</text:span></text:p>
          </table:table-cell>
          <table:table-cell table:style-name="Table1.A1" office:value-type="string">
            <text:p text:style-name="P2">Supervised</text:p>
          </table:table-cell>
          <table:table-cell table:style-name="Table1.A1" office:value-type="string">
            <text:p text:style-name="P2">Simple classification or regression tasks</text:p>
          </table:table-cell>
        </table:table-row>
        <table:table-row>
          <table:table-cell table:style-name="Table1.A1" office:value-type="string">
            <text:p text:style-name="P2"><text:span text:style-name="Strong_20_Emphasis">Random Forest</text:span></text:p>
          </table:table-cell>
          <table:table-cell table:style-name="Table1.A1" office:value-type="string">
            <text:p text:style-name="P2">Supervised</text:p>
          </table:table-cell>
          <table:table-cell table:style-name="Table1.A1" office:value-type="string">
            <text:p text:style-name="P2">Complex classification, regression</text:p>
          </table:table-cell>
        </table:table-row>
        <table:table-row>
          <table:table-cell table:style-name="Table1.A1" office:value-type="string">
            <text:p text:style-name="P2"><text:span text:style-name="Strong_20_Emphasis">Gradient Boosting (e.g., XGBoost)</text:span></text:p>
          </table:table-cell>
          <table:table-cell table:style-name="Table1.A1" office:value-type="string">
            <text:p text:style-name="P2">Supervised</text:p>
          </table:table-cell>
          <table:table-cell table:style-name="Table1.A1" office:value-type="string">
            <text:p text:style-name="P2">High-performance tasks with tabular data</text:p>
          </table:table-cell>
        </table:table-row>
        <table:table-row>
          <table:table-cell table:style-name="Table1.A1" office:value-type="string">
            <text:p text:style-name="P2"><text:span text:style-name="Strong_20_Emphasis">Support Vector Machines</text:span></text:p>
          </table:table-cell>
          <table:table-cell table:style-name="Table1.A1" office:value-type="string">
            <text:p text:style-name="P2">Supervised</text:p>
          </table:table-cell>
          <table:table-cell table:style-name="Table1.A1" office:value-type="string">
            <text:p text:style-name="P2">Classification with high-dimensional data</text:p>
          </table:table-cell>
        </table:table-row>
        <table:table-row>
          <table:table-cell table:style-name="Table1.A1" office:value-type="string">
            <text:p text:style-name="P2"><text:span text:style-name="Strong_20_Emphasis">K-Means Clustering</text:span></text:p>
          </table:table-cell>
          <table:table-cell table:style-name="Table1.A1" office:value-type="string">
            <text:p text:style-name="P2">Unsupervised</text:p>
          </table:table-cell>
          <table:table-cell table:style-name="Table1.A1" office:value-type="string">
            <text:p text:style-name="P2">Clustering tasks (e.g., customer segmentation)</text:p>
          </table:table-cell>
        </table:table-row>
        <table:table-row>
          <table:table-cell table:style-name="Table1.A1" office:value-type="string">
            <text:p text:style-name="P2"><text:span text:style-name="Strong_20_Emphasis">Principal Component Analysis </text:span><text:soft-page-break/><text:span text:style-name="Strong_20_Emphasis">(PCA)</text:span></text:p>
          </table:table-cell>
          <table:table-cell table:style-name="Table1.A1" office:value-type="string">
            <text:p text:style-name="P2">Unsupervised</text:p>
          </table:table-cell>
          <table:table-cell table:style-name="Table1.A1" office:value-type="string">
            <text:p text:style-name="P2">Dimensionality reduction</text:p>
          </table:table-cell>
        </table:table-row>
        <table:table-row>
          <table:table-cell table:style-name="Table1.A1" office:value-type="string">
            <text:p text:style-name="P2"><text:span text:style-name="Strong_20_Emphasis">Neural Networks (e.g., CNN, RNN)</text:span></text:p>
          </table:table-cell>
          <table:table-cell table:style-name="Table1.A1" office:value-type="string">
            <text:p text:style-name="P2">Supervised/Unsupervised</text:p>
          </table:table-cell>
          <table:table-cell table:style-name="Table1.A1" office:value-type="string">
            <text:p text:style-name="P2">Complex tasks like image/text analysis</text:p>
          </table:table-cell>
        </table:table-row>
        <table:table-row>
          <table:table-cell table:style-name="Table1.A1" office:value-type="string">
            <text:p text:style-name="P2"><text:span text:style-name="Strong_20_Emphasis">K-Nearest Neighbors (KNN)</text:span></text:p>
          </table:table-cell>
          <table:table-cell table:style-name="Table1.A1" office:value-type="string">
            <text:p text:style-name="P2">Supervised</text:p>
          </table:table-cell>
          <table:table-cell table:style-name="Table1.A1" office:value-type="string">
            <text:p text:style-name="P2">Simple classification problems</text:p>
          </table:table-cell>
        </table:table-row>
      </table:table>
      <text:p text:style-name="Standard"/>
      <text:p text:style-name="Standard"/>
      <text:h text:style-name="Heading_20_1" text:outline-level="1"><text:span text:style-name="Strong_20_Emphasis">7. Model Training and Validation</text:span></text:h>
      <text:p text:style-name="Text_20_body"><text:span text:style-name="Strong_20_Emphasis">Steps:</text:span></text:p>
      <text:list xml:id="list3323226632560068937" text:style-name="L14">
        <text:list-item>
          <text:p text:style-name="P32">Train the model on the training set.</text:p>
        </text:list-item>
        <text:list-item>
          <text:p text:style-name="P32">Evaluate using the validation set.</text:p>
        </text:list-item>
        <text:list-item>
          <text:p text:style-name="P32">Optimize hyperparameters (e.g., using Grid Search or Random Search).</text:p>
        </text:list-item>
        <text:list-item>
          <text:p text:style-name="P32">Use metrics relevant to the problem:</text:p>
          <text:list>
            <text:list-item>
              <text:p text:style-name="P32">Regression: MSE, MAE, R².</text:p>
            </text:list-item>
            <text:list-item>
              <text:p text:style-name="P16">Classification: Accuracy, Precision, Recall, F1-Score, ROC-AUC.</text:p>
            </text:list-item>
          </text:list>
        </text:list-item>
      </text:list>
      <text:p text:style-name="Text_20_body"><text:span text:style-name="Strong_20_Emphasis">Tools:</text:span></text:p>
      <text:list xml:id="list973524734171373387" text:style-name="L15">
        <text:list-item>
          <text:p text:style-name="P33"><text:span text:style-name="Strong_20_Emphasis">Scikit-learn</text:span> for traditional ML algorithms.</text:p>
        </text:list-item>
        <text:list-item>
          <text:p text:style-name="P17"><text:span text:style-name="Strong_20_Emphasis">TensorFlow/PyTorch</text:span> for deep learning.</text:p>
        </text:list-item>
      </text:list>
      <text:p text:style-name="Standard"/>
      <text:p text:style-name="Standard"/>
      <text:h text:style-name="Heading_20_1" text:outline-level="1"><text:span text:style-name="Strong_20_Emphasis">8. Deployment and Monitoring</text:span></text:h>
      <text:p text:style-name="Text_20_body"><text:span text:style-name="Strong_20_Emphasis">Steps:</text:span></text:p>
      <text:list xml:id="list6411265446713469107" text:style-name="L16">
        <text:list-item>
          <text:p text:style-name="P34">Deploy the model into production.</text:p>
        </text:list-item>
        <text:list-item>
          <text:p text:style-name="P34">Monitor performance (e.g., accuracy drift, concept drift).</text:p>
        </text:list-item>
        <text:list-item>
          <text:p text:style-name="P18">Automate retraining pipelines if needed.</text:p>
        </text:list-item>
      </text:list>
      <text:p text:style-name="Text_20_body"><text:span text:style-name="Strong_20_Emphasis">Tools:</text:span></text:p>
      <text:list xml:id="list3852036568344033935" text:style-name="L17">
        <text:list-item>
          <text:p text:style-name="P35"><text:span text:style-name="Strong_20_Emphasis">MLflow</text:span> for model tracking and deployment.</text:p>
        </text:list-item>
        <text:list-item>
          <text:p text:style-name="P19"><text:span text:style-name="Strong_20_Emphasis">Docker/Kubernetes</text:span> for containerization and scalability.</text:p>
        </text:list-item>
      </text:list>
      <text:p text:style-name="Standard"/>
      <text:h text:style-name="Heading_20_1" text:outline-level="1"><text:span text:style-name="Strong_20_Emphasis">9. Continuous Learning and Maintenance</text:span></text:h>
      <text:p text:style-name="Text_20_body"><text:span text:style-name="Strong_20_Emphasis">Approach:</text:span></text:p>
      <text:list xml:id="list3309923748568307016" text:style-name="L18">
        <text:list-item>
          <text:p text:style-name="P36">Periodically update the model with new data.</text:p>
        </text:list-item>
        <text:list-item>
          <text:p text:style-name="P36">Ensure robustness against data and model drift.</text:p>
        </text:list-item>
        <text:list-item>
          <text:p text:style-name="P20">Regularly revisit the problem to validate the solution's effectiveness.</text:p>
        </text:list-item>
      </text:list>
      <text:p text:style-name="Standard"/>
      <text:p text:style-name="Standard"/>
      <text:h text:style-name="Heading_20_1" text:outline-level="1"><text:soft-page-break/><text:span text:style-name="Strong_20_Emphasis">Summary Workflow</text:span></text:h>
      <text:list xml:id="list5045415398920453255" text:style-name="L19">
        <text:list-item>
          <text:p text:style-name="P37"><text:span text:style-name="Strong_20_Emphasis">Define Problem:</text:span> Understand objectives, success metrics.</text:p>
        </text:list-item>
        <text:list-item>
          <text:p text:style-name="P37"><text:span text:style-name="Strong_20_Emphasis">Gather Data:</text:span> From structured/unstructured sources (databases, APIs, web scraping).</text:p>
        </text:list-item>
        <text:list-item>
          <text:p text:style-name="P37"><text:span text:style-name="Strong_20_Emphasis">Explore Data:</text:span> Perform EDA to understand distributions, correlations.</text:p>
        </text:list-item>
        <text:list-item>
          <text:p text:style-name="P37"><text:span text:style-name="Strong_20_Emphasis">Preprocess:</text:span> Clean, transform, and engineer features.</text:p>
        </text:list-item>
        <text:list-item>
          <text:p text:style-name="P37"><text:span text:style-name="Strong_20_Emphasis">Split Data:</text:span> Train-test-validation sets.</text:p>
        </text:list-item>
        <text:list-item>
          <text:p text:style-name="P37"><text:span text:style-name="Strong_20_Emphasis">Modeling:</text:span> Choose appropriate algorithms, train, and validate.</text:p>
        </text:list-item>
        <text:list-item>
          <text:p text:style-name="P37"><text:span text:style-name="Strong_20_Emphasis">Evaluate:</text:span> Optimize and measure performance.</text:p>
        </text:list-item>
        <text:list-item>
          <text:p text:style-name="P37"><text:span text:style-name="Strong_20_Emphasis">Deploy:</text:span> Integrate into production environments.</text:p>
        </text:list-item>
        <text:list-item>
          <text:p text:style-name="P21"><text:span text:style-name="Strong_20_Emphasis">Monitor &amp; Iterate:</text:span> Continuously improve and adapt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4-11-21T14:16:45.43</meta:creation-date>
    <dc:date>2024-11-21T15:14:48.96</dc:date>
    <dc:creator>Akram MTir</dc:creator>
    <meta:editing-duration>PT58M3S</meta:editing-duration>
    <meta:editing-cycles>2</meta:editing-cycles>
    <meta:generator>OpenOffice/4.1.11$Win32 OpenOffice.org_project/4111m1$Build-9808</meta:generator>
    <meta:document-statistic meta:table-count="1" meta:image-count="0" meta:object-count="0" meta:page-count="5" meta:paragraph-count="150" meta:word-count="796" meta:character-count="5669"/>
  </office:meta>
</office:document-meta>
</file>